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1/10/2021</text:span></text:p>
      <text:p text:style-name="P9"/>
      <text:p text:style-name="P10">RECIBI CONFORME</text:p>
      <text:p text:style-name="P9"/>
      <text:p text:style-name="P11">CLIENTE: CONTRERAS SULCA, KATHERIN LISSETH</text:p>
      <text:p text:style-name="P12">CANT. TOTAL DE CAJAS: 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>POLLOS FR. NEGRO</text:p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>100</text:p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PICHANAKI</text:span></text:p>
      <text:p text:style-name="P5"/>
      <text:p text:style-name="P5">Recojo: <text:span text:style-name="T3">CONTRERAS SULCA, KATHERIN LISSETH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30T22:18:37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